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121.41pt"/>
    </style:style>
    <style:style style:name="co4" style:family="table-column">
      <style:table-column-properties fo:break-before="auto" style:column-width="112.1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21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136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 style:data-style-name="N136">
      <style:table-cell-properties fo:background-color="#ffffff" style:text-align-source="fix" style:repeat-content="false"/>
      <style:paragraph-properties fo:text-align="center" fo:margin-left="0pt"/>
      <style:text-properties fo:color="#ce181e" fo:font-size="12pt" style:font-size-asian="12pt" style:font-size-complex="12pt"/>
    </style:style>
    <style:style style:name="ce7" style:family="table-cell" style:parent-style-name="Default" style:data-style-name="N136">
      <style:table-cell-properties fo:background-color="#ffffff" style:text-align-source="fix" style:repeat-content="false"/>
      <style:paragraph-properties fo:text-align="center" fo:margin-left="0pt"/>
      <style:text-properties fo:color="#0369a3" fo:font-size="12pt" style:font-size-asian="12pt" style:font-size-complex="12pt"/>
    </style:style>
    <style:style style:name="ce8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Arvore</text:p>
          </table:table-cell>
          <table:table-cell table:style-name="ce1" office:value-type="string" calcext:value-type="string">
            <text:p>c (cm)</text:p>
          </table:table-cell>
          <table:table-cell table:style-name="ce1" office:value-type="string" calcext:value-type="string">
            <text:p>Espessura de Casca (cm)</text:p>
          </table:table-cell>
          <table:table-cell table:style-name="ce1" office:value-type="string" calcext:value-type="string">
            <text:p>d (cm)</text:p>
          </table:table-cell>
          <table:table-cell table:style-name="ce1" office:value-type="string" calcext:value-type="string">
            <text:p>g (m2) – Solucao 1</text:p>
          </table:table-cell>
          <table:table-cell office:value-type="string" calcext:value-type="string">
            <text:p>dg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.5" calcext:value-type="float">
            <text:p>2.5</text:p>
          </table:table-cell>
          <table:table-cell table:style-name="ce4" table:formula="of:=[.B2]/PI()" office:value-type="float" office:value="24.8281711223357" calcext:value-type="float">
            <text:p>24.83</text:p>
          </table:table-cell>
          <table:table-cell table:style-name="ce5" table:formula="of:=(PI()*(([.D2]/100)^2))/4" office:value-type="float" office:value="0.0484149336885546" calcext:value-type="float">
            <text:p>0.0484</text:p>
          </table:table-cell>
          <table:table-cell table:style-name="ce8" table:formula="of:=SQRT(SUMSQ([.D2:.D5])/4)" office:value-type="float" office:value="19.3450198186245" calcext:value-type="float">
            <text:p>19.35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float" office:value="2" calcext:value-type="float">
            <text:p>2.0</text:p>
          </table:table-cell>
          <table:table-cell table:style-name="ce4" table:formula="of:=[.B3]/PI()" office:value-type="float" office:value="21.9633821466816" calcext:value-type="float">
            <text:p>21.96</text:p>
          </table:table-cell>
          <table:table-cell table:style-name="ce5" table:formula="of:=(PI()*(([.D3]/100)^2))/4" office:value-type="float" office:value="0.0378868342030257" calcext:value-type="float">
            <text:p>0.0379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float" office:value="1.8" calcext:value-type="float">
            <text:p>1.8</text:p>
          </table:table-cell>
          <table:table-cell table:style-name="ce4" table:formula="of:=[.B4]/PI()" office:value-type="float" office:value="16.5521140815571" calcext:value-type="float">
            <text:p>16.55</text:p>
          </table:table-cell>
          <table:table-cell table:style-name="ce5" table:formula="of:=(PI()*(([.D4]/100)^2))/4" office:value-type="float" office:value="0.0215177483060242" calcext:value-type="float">
            <text:p>0.0215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float" office:value="1" calcext:value-type="float">
            <text:p>1.0</text:p>
          </table:table-cell>
          <table:table-cell table:style-name="ce4" table:formula="of:=[.B5]/PI()" office:value-type="float" office:value="11.1408460164327" calcext:value-type="float">
            <text:p>11.14</text:p>
          </table:table-cell>
          <table:table-cell table:style-name="ce5" table:formula="of:=(PI()*(([.D5]/100)^2))/4" office:value-type="float" office:value="0.00974824026437859" calcext:value-type="float">
            <text:p>0.009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 Média – Solucao 1</text:p>
          </table:table-cell>
          <table:table-cell table:style-name="ce6" table:formula="of:=AVERAGE([.E2:.E5])" office:value-type="float" office:value="0.0293919391154958" calcext:value-type="float">
            <text:p>0.029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oma</text:p>
          </table:table-cell>
          <table:table-cell table:style-name="ce7" table:formula="of:=SUM([.E2:.E5])" office:value-type="float" office:value="0.117567756461983" calcext:value-type="float">
            <text:p>0.117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 Média – Solucao 2</text:p>
          </table:table-cell>
          <table:table-cell table:style-name="ce6" table:formula="of:=(PI()*([.F2]^2))/40000" office:value-type="float" office:value="0.0293919391154958" calcext:value-type="float">
            <text:p>0.0294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7" loext:min-decimal-places="17" number:min-integer-digits="1"/>
    </number:number-style>
    <number:number-style style:name="N128">
      <number:number number:decimal-places="18" loext:min-decimal-places="18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5:39:12.386570804</meta:creation-date>
    <dc:date>2022-01-25T17:11:28.976607174</dc:date>
    <meta:editing-duration>PT1H22M4S</meta:editing-duration>
    <meta:editing-cycles>6</meta:editing-cycles>
    <meta:generator>LibreOffice/6.0.7.3$Linux_X86_64 LibreOffice_project/00m0$Build-3</meta:generator>
    <meta:document-statistic meta:table-count="1" meta:cell-count="33" meta:object-count="0"/>
  </office:meta>
</office:document-meta>
</file>